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================================================</text:span></text:p>
      <text:p text:style-name="P1"><text:span text:style-name="T1"><text:tab/><text:tab/><text:tab/>Synchronization in Multi Threading</text:span></text:p>
      <text:p text:style-name="P1"><text:span text:style-name="T1"><text:tab/><text:tab/><text:tab/><text:tab/><text:tab/>(OR)</text:span></text:p>
      <text:p text:style-name="P1"><text:span text:style-name="T1"><text:tab/><text:tab/><text:tab/>Locking concept in Threading</text:span></text:p>
      <text:p text:style-name="P1"><text:span text:style-name="T1"><text:tab/>================================================</text:span></text:p>
      <text:p text:style-name="P1"><text:span text:style-name="T1">=&gt;When multiple threads are operating / working on the same resource(function / method) then by default we get dead lock result / race condition / wrong result / non-thread safety result.</text:span></text:p>
      <text:p text:style-name="P1"><text:span text:style-name="T1">=&gt;To overcome this dead lock problems, we must apply the concept of Synchronization </text:span></text:p>
      <text:p text:style-name="P1"><text:span text:style-name="T1">=&gt;The advantage of synchronization concept is that to avoid dead lock result and provides Thread Safety Result.</text:span></text:p>
      <text:p text:style-name="P1"><text:span text:style-name="T1">=&gt;In Python Programming, we can obtain synchronization concept by using locking and un-locking concept.</text:span></text:p>
      <text:p text:style-name="P1"><text:span text:style-name="T1">--------------------------------------------------------------------------------------</text:span></text:p>
      <text:p text:style-name="P1"><text:span text:style-name="T1">=&gt;Steps for implementing Synchronization Concept:</text:span></text:p>
      <text:p text:style-name="P1"><text:span text:style-name="T1"><text:tab/><text:tab/><text:tab/>(OR)</text:span></text:p>
      <text:p text:style-name="P1"><text:span text:style-name="T1"><text:tab/>Steps for avoiding dead lock</text:span></text:p>
      <text:p text:style-name="P1"><text:span text:style-name="T1">--------------------------------------------------------------------------------------</text:span></text:p>
      <text:p text:style-name="P1"><text:span text:style-name="T1">1) obtain / create an object of Lock class, which is present in threading module.</text:span></text:p>
      <text:p text:style-name="P1"><text:span text:style-name="T1"><text:tab/>Syntax:-</text:span></text:p>
      <text:p text:style-name="P1"><text:span text:style-name="T1"><text:tab/>----------------</text:span></text:p>
      <text:p text:style-name="P1"><text:span text:style-name="T1"><text:tab/><text:tab/><text:tab/><text:tab/>lockobj=threading.Lock()</text:span></text:p>
      <text:p text:style-name="P1"><text:span text:style-name="T1">2) To obtain the lock on the sharable resource, we must use acquire()</text:span></text:p>
      <text:p text:style-name="P1"><text:span text:style-name="T1"><text:tab/><text:tab/>Syntax:</text:span></text:p>
      <text:p text:style-name="P1"><text:span text:style-name="T1"><text:tab/><text:tab/>--------------</text:span></text:p>
      <text:p text:style-name="P1"><text:span text:style-name="T1"><text:tab/><text:tab/><text:tab/><text:tab/>lockobj.acquire()</text:span></text:p>
      <text:p text:style-name="P1"><text:span text:style-name="T1"><text:tab/>Once current object acquire the lock, other thread objects are made wait until curent thread object releases the lock.</text:span></text:p>
      <text:p text:style-name="P1"><text:span text:style-name="T1">3) To un-lock the sharable resource/current object, we must use release()</text:span></text:p>
      <text:p text:style-name="P1"><text:span text:style-name="T1"><text:tab/>Syntax:</text:span></text:p>
      <text:p text:style-name="P1"><text:soft-page-break/><text:span text:style-name="T1"><text:tab/>-------------</text:span></text:p>
      <text:p text:style-name="P1"><text:span text:style-name="T1"><text:tab/><text:tab/><text:tab/><text:tab/>lockobj.release()</text:span></text:p>
      <text:p text:style-name="P2"/>
      <text:p text:style-name="P1"><text:span text:style-name="T1">Once current object releases the lock, other objects are permitted into shrable resource. This process of aquiring and <text:s/>releasing the lock will be continued until all the thread objects completed their execution.</text:span></text:p>
      <text:p text:style-name="P2"/>
      <text:p text:style-name="P2"/>
      <text:p text:style-name="P1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198" meta:character-count="1615" meta:non-whitespace-character-count="1404"/>
    <meta:generator>LibreOfficeDev/6.0.5.2$Linux_X86_64 LibreOffice_project/</meta:generator>
  </office:meta>
</office:document-meta>
</file>